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423cm" fo:line-height="0.706cm" fo:text-align="center" style:justify-single-word="false">
        <style:tab-stops>
          <style:tab-stop style:position="16.75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top="0cm" fo:margin-bottom="0.423cm" fo:line-height="0.706cm">
        <style:tab-stops>
          <style:tab-stop style:position="16.753cm" style:type="right"/>
        </style:tab-stops>
      </style:paragraph-properties>
    </style:style>
    <style:style style:name="P3" style:family="paragraph" style:parent-style-name="Standard">
      <style:paragraph-properties fo:margin-top="0cm" fo:margin-bottom="0.423cm" fo:line-height="0.706cm">
        <style:tab-stops>
          <style:tab-stop style:position="16.753cm" style:type="right"/>
        </style:tab-stops>
      </style:paragraph-properties>
      <style:text-properties fo:font-size="14pt" style:font-size-asian="14pt" style:font-size-complex="14pt"/>
    </style:style>
    <style:style style:name="P4" style:family="paragraph" style:parent-style-name="Standard" style:list-style-name="WW8Num3">
      <style:paragraph-properties fo:margin-top="0cm" fo:margin-bottom="0.423cm" fo:line-height="0.706cm">
        <style:tab-stops>
          <style:tab-stop style:position="16.753cm" style:type="right"/>
        </style:tab-stops>
      </style:paragraph-properties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 (filtri avanzati):</text:p>
      <text:p text:style-name="P2"><text:span text:style-name="T1">Aprire</text:span><text:span text:style-name="T2"> il file “</text:span><text:span text:style-name="T3">filtri</text:span><text:span text:style-name="T2"> </text:span><text:span text:style-name="T3">avanzati</text:span><text:span text:style-name="T2">” ed utilizzare i filtri avanzati per risolvere i seguenti punti:</text:span></text:p>
      <text:p text:style-name="P3"/>
      <text:list text:style-name="WW8Num3">
        <text:list-item>
          <text:p text:style-name="P4"><text:span text:style-name="T2">Nel foglio “</text:span><text:span text:style-name="T3">Mod4-5</text:span><text:span text:style-name="T2">” applicare alla zona </text:span><text:span text:style-name="T4">A9:D58</text:span><text:span text:style-name="T2"> un filtro avanzato per visualizzare i dati delle </text:span><text:span text:style-name="T1">ragazze</text:span><text:span text:style-name="T2">. Definire i criteri a partire dalla </text:span><text:span text:style-name="T4">terza</text:span><text:span text:style-name="T2"> riga. <text:line-break/></text:span><text:tab/>(<text:span text:style-name="T5">soluzione</text:span>: 31 record)</text:p>
        </text:list-item>
        <text:list-item>
          <text:p text:style-name="P4"><text:span text:style-name="T2">Nel foglio “</text:span><text:span text:style-name="T3">Mod1-3</text:span><text:span text:style-name="T2">” applicare alla zona </text:span><text:span text:style-name="T4">A9:D59</text:span><text:span text:style-name="T2"> un filtro avanzato per visualizzare i dati dei </text:span><text:span text:style-name="T1">moduli 1 e 3</text:span><text:span text:style-name="T2">. Definire i criteri a partire dalla </text:span><text:span text:style-name="T4">terza</text:span><text:span text:style-name="T2"> riga. <text:line-break/></text:span><text:tab/> (<text:span text:style-name="T5">soluzione</text:span>: 28 record)</text:p>
        </text:list-item>
        <text:list-item>
          <text:p text:style-name="P4"><text:span text:style-name="T2">Nel foglio “</text:span><text:span text:style-name="T3">Mod6-7</text:span><text:span text:style-name="T2">” applicare alla zona </text:span><text:span text:style-name="T4">A9:D35</text:span><text:span text:style-name="T2"> un filtro avanzato per visualizzare i dati dei seguenti alunni: </text:span><text:span text:style-name="T1">Duch, Engl, Sodl</text:span><text:span text:style-name="T2">. Definire i criteri a partire dalla </text:span><text:span text:style-name="T4">terza</text:span><text:span text:style-name="T2"> riga. <text:line-break/></text:span><text:tab/> (<text:span text:style-name="T5">soluzione</text:span>: 3 record)</text:p>
        </text:list-item>
        <text:list-item>
          <text:p text:style-name="P4"><text:span text:style-name="T2">Nel foglio “</text:span><text:span text:style-name="T3">Bolzano</text:span><text:span text:style-name="T2">” applicare alla zona </text:span><text:span text:style-name="T4">A1:J25</text:span><text:span text:style-name="T2"> un filtro avanzato per visualizzare i dati con </text:span><text:span text:style-name="T1">pressione atmosferica pari a 1.015 hPa</text:span><text:span text:style-name="T2"> e direzione del vento: </text:span><text:span text:style-name="T1">Calmo</text:span><text:span text:style-name="T2">. Definire i criteri a partire dalla riga </text:span><text:span text:style-name="T4">27</text:span><text:span text:style-name="T2">. <text:line-break/></text:span><text:tab/> (<text:span text:style-name="T5">soluzione</text:span>: 2 record)</text:p>
        </text:list-item>
        <text:list-item>
          <text:p text:style-name="P4"><text:span text:style-name="T2">Nel foglio “</text:span><text:span text:style-name="T3">Verona1</text:span><text:span text:style-name="T2">” applicare alla zona </text:span><text:span text:style-name="T4">A1:J25</text:span><text:span text:style-name="T2"> un filtro avanzato per visualizzare i dati con </text:span><text:span text:style-name="T1">punto di rugiada compreso tra 23°C e 28°C (estremi esclusi)</text:span><text:span text:style-name="T2">. Definire i criteri a partire dalla riga </text:span><text:span text:style-name="T4">22</text:span><text:span text:style-name="T2">. <text:line-break/></text:span><text:tab/> (<text:span text:style-name="T5">soluzione</text:span>: 11 record)</text:p>
        </text:list-item>
        <text:list-item>
          <text:p text:style-name="P4"><text:span text:style-name="T2">Nel foglio “</text:span><text:span text:style-name="T3">Verona2</text:span><text:span text:style-name="T2">” applicare alla zona </text:span><text:span text:style-name="T4">A1:G27</text:span><text:span text:style-name="T2"> un filtro avanzato per visualizzare i dati con </text:span><text:span text:style-name="T1">temperatura maggiore o uguale a 25°C prima delle 5</text:span><text:span text:style-name="T2"> del mattino e quelli con </text:span><text:span text:style-name="T1">punto di rugiada pari a 18°C</text:span><text:span text:style-name="T2">. Definire i criteri a partire dalla riga </text:span><text:span text:style-name="T4">29</text:span><text:span text:style-name="T2">. <text:line-break/></text:span><text:tab/> (<text:span text:style-name="T5">soluzione</text:span>: 18 record)</text:p>
        </text:list-item>
        <text:list-item>
          <text:p text:style-name="P4"><text:span text:style-name="T2">Nel foglio “</text:span><text:span text:style-name="T3">Verona3</text:span><text:span text:style-name="T2">” applicare alla zona </text:span><text:span text:style-name="T4">A1:G24</text:span><text:span text:style-name="T2"> un filtro avanzato per visualizzare i dati rilevati </text:span><text:span text:style-name="T1">tra le ore 6 e le 8 </text:span><text:span text:style-name="T2">del pomeriggio e </text:span><text:span text:style-name="T1">umidità compresa tra 40% e 60%</text:span><text:span text:style-name="T2">. Definire i criteri a partire dalla riga </text:span><text:span text:style-name="T4">26</text:span><text:span text:style-name="T2">. <text:line-break/></text:span><text:tab/> (<text:span text:style-name="T5">soluzione</text:span>: 3 record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00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5-09-25T18:38:00</meta:creation-date>
    <dc:creator>Marco</dc:creator>
    <dc:date>2006-07-12T22:17:00</dc:date>
    <dc:language>it-IT</dc:language>
    <meta:editing-cycles>20</meta:editing-cycles>
    <meta:editing-duration>PT39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281" meta:character-count="1644"/>
  </office:meta>
</office:document-meta>
</file>